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2">Example_1<text:tab/><text:tab/>Modes 0 – 4 tested OK<text:tab/><text:span text:style-name="T32">Saved as Example_1E</text:span></text:p>
      <text:p text:style-name="P53">Example_<text:span text:style-name="T33">4</text:span><text:tab/><text:tab/>Modes 0 – 4 tested OK<text:tab/><text:span text:style-name="T32">Saved as Example_4E</text:span></text:p>
      <text:p text:style-name="P53">Example_<text:span text:style-name="T33">7</text:span><text:tab/><text:tab/>Modes 0 – 4 tested OK<text:tab/><text:span text:style-name="T32">Saved as Example_7E</text:span></text:p>
      <text:p text:style-name="P53">Example_<text:span text:style-name="T33">9</text:span><text:tab/><text:tab/>Modes 0 – 4 tested OK<text:tab/><text:span text:style-name="T32">Saved as Example_9E</text:span></text:p>
      <text:p text:style-name="P8"/>
      <text:p text:style-name="P54">2_Receiver_Transmitter_Basic</text:p>
      <text:p text:style-name="P54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65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Example_<text:span text:style-name="T39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0T18:12:39.815000000</dc:date>
    <meta:editing-duration>PT18H23M4S</meta:editing-duration>
    <meta:editing-cycles>75</meta:editing-cycles>
    <meta:document-statistic meta:table-count="0" meta:image-count="0" meta:object-count="0" meta:page-count="3" meta:paragraph-count="115" meta:word-count="716" meta:character-count="4981" meta:non-whitespace-character-count="4214"/>
  </office:meta>
</office:document-meta>
</file>